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89.0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_man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Sample_Type</text:p>
          </table:table-cell>
          <table:table-cell office:value-type="string" calcext:value-type="string">
            <text:p>Disease_State</text:p>
          </table:table-cell>
          <table:table-cell office:value-type="string" calcext:value-type="string">
            <text:p>Sample_ID</text:p>
          </table:table-cell>
          <table:table-cell office:value-type="string" calcext:value-type="string">
            <text:p>Expression_Value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1</text:p>
          </table:table-cell>
          <table:table-cell office:value-type="float" office:value="4.4033715517" calcext:value-type="float">
            <text:p>4.4033715517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10</text:p>
          </table:table-cell>
          <table:table-cell office:value-type="float" office:value="4.83746526571" calcext:value-type="float">
            <text:p>4.8374652657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2</text:p>
          </table:table-cell>
          <table:table-cell office:value-type="float" office:value="4.02385409606" calcext:value-type="float">
            <text:p>4.0238540961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3</text:p>
          </table:table-cell>
          <table:table-cell office:value-type="float" office:value="4.39602133177" calcext:value-type="float">
            <text:p>4.3960213318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4</text:p>
          </table:table-cell>
          <table:table-cell office:value-type="float" office:value="4.4601415451" calcext:value-type="float">
            <text:p>4.4601415451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5</text:p>
          </table:table-cell>
          <table:table-cell office:value-type="float" office:value="4.94108486885" calcext:value-type="float">
            <text:p>4.9410848689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6</text:p>
          </table:table-cell>
          <table:table-cell office:value-type="float" office:value="4.3157107543" calcext:value-type="float">
            <text:p>4.3157107543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7</text:p>
          </table:table-cell>
          <table:table-cell office:value-type="float" office:value="4.7507918069" calcext:value-type="float">
            <text:p>4.7507918069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8</text:p>
          </table:table-cell>
          <table:table-cell office:value-type="float" office:value="4.27195432314" calcext:value-type="float">
            <text:p>4.2719543231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1</text:p>
          </table:table-cell>
          <table:table-cell office:value-type="float" office:value="4.83500719856" calcext:value-type="float">
            <text:p>4.8350071986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11</text:p>
          </table:table-cell>
          <table:table-cell office:value-type="float" office:value="4.86093807285" calcext:value-type="float">
            <text:p>4.8609380729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12</text:p>
          </table:table-cell>
          <table:table-cell office:value-type="float" office:value="4.89481556463" calcext:value-type="float">
            <text:p>4.8948155646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4</text:p>
          </table:table-cell>
          <table:table-cell office:value-type="float" office:value="4.57196565959" calcext:value-type="float">
            <text:p>4.5719656596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5</text:p>
          </table:table-cell>
          <table:table-cell office:value-type="float" office:value="5.01430366223" calcext:value-type="float">
            <text:p>5.0143036622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6</text:p>
          </table:table-cell>
          <table:table-cell office:value-type="float" office:value="4.69743314214" calcext:value-type="float">
            <text:p>4.6974331421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7</text:p>
          </table:table-cell>
          <table:table-cell office:value-type="float" office:value="4.18062558661" calcext:value-type="float">
            <text:p>4.1806255866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8</text:p>
          </table:table-cell>
          <table:table-cell office:value-type="float" office:value="4.85497983349" calcext:value-type="float">
            <text:p>4.8549798335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9</text:p>
          </table:table-cell>
          <table:table-cell office:value-type="float" office:value="4.61325578218" calcext:value-type="float">
            <text:p>4.6132557822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10</text:p>
          </table:table-cell>
          <table:table-cell office:value-type="float" office:value="5.0569539169" calcext:value-type="float">
            <text:p>5.0569539169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11</text:p>
          </table:table-cell>
          <table:table-cell office:value-type="float" office:value="5.04376046319" calcext:value-type="float">
            <text:p>5.0437604632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12</text:p>
          </table:table-cell>
          <table:table-cell office:value-type="float" office:value="4.60199367555" calcext:value-type="float">
            <text:p>4.6019936756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13</text:p>
          </table:table-cell>
          <table:table-cell office:value-type="float" office:value="4.63990148116" calcext:value-type="float">
            <text:p>4.6399014812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14</text:p>
          </table:table-cell>
          <table:table-cell office:value-type="float" office:value="4.91585435396" calcext:value-type="float">
            <text:p>4.915854354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15</text:p>
          </table:table-cell>
          <table:table-cell office:value-type="float" office:value="4.38291139388" calcext:value-type="float">
            <text:p>4.3829113939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16</text:p>
          </table:table-cell>
          <table:table-cell office:value-type="float" office:value="4.26848293939" calcext:value-type="float">
            <text:p>4.2684829394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17</text:p>
          </table:table-cell>
          <table:table-cell office:value-type="float" office:value="4.79586483313" calcext:value-type="float">
            <text:p>4.7958648331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2</text:p>
          </table:table-cell>
          <table:table-cell office:value-type="float" office:value="4.82855262494" calcext:value-type="float">
            <text:p>4.8285526249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22</text:p>
          </table:table-cell>
          <table:table-cell office:value-type="float" office:value="4.66979267662" calcext:value-type="float">
            <text:p>4.6697926766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24</text:p>
          </table:table-cell>
          <table:table-cell office:value-type="float" office:value="4.7089138464" calcext:value-type="float">
            <text:p>4.7089138464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27</text:p>
          </table:table-cell>
          <table:table-cell office:value-type="float" office:value="4.58579157283" calcext:value-type="float">
            <text:p>4.5857915728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29</text:p>
          </table:table-cell>
          <table:table-cell office:value-type="float" office:value="4.55831766378" calcext:value-type="float">
            <text:p>4.5583176638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3</text:p>
          </table:table-cell>
          <table:table-cell office:value-type="float" office:value="4.41437164341" calcext:value-type="float">
            <text:p>4.4143716434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30</text:p>
          </table:table-cell>
          <table:table-cell office:value-type="float" office:value="4.53294138768" calcext:value-type="float">
            <text:p>4.5329413877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32</text:p>
          </table:table-cell>
          <table:table-cell office:value-type="float" office:value="4.79345202049" calcext:value-type="float">
            <text:p>4.7934520205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34</text:p>
          </table:table-cell>
          <table:table-cell office:value-type="float" office:value="4.84500573839" calcext:value-type="float">
            <text:p>4.8450057384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6</text:p>
          </table:table-cell>
          <table:table-cell office:value-type="float" office:value="4.57310346179" calcext:value-type="float">
            <text:p>4.5731034618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8</text:p>
          </table:table-cell>
          <table:table-cell office:value-type="float" office:value="4.53757245391" calcext:value-type="float">
            <text:p>4.5375724539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1</text:p>
          </table:table-cell>
          <table:table-cell office:value-type="float" office:value="4.39549382155" calcext:value-type="float">
            <text:p>4.3954938216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10</text:p>
          </table:table-cell>
          <table:table-cell office:value-type="float" office:value="4.63950970649" calcext:value-type="float">
            <text:p>4.6395097065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15</text:p>
          </table:table-cell>
          <table:table-cell office:value-type="float" office:value="4.34488763127" calcext:value-type="float">
            <text:p>4.3448876313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2</text:p>
          </table:table-cell>
          <table:table-cell office:value-type="float" office:value="4.11372244737" calcext:value-type="float">
            <text:p>4.1137224474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3</text:p>
          </table:table-cell>
          <table:table-cell office:value-type="float" office:value="4.08685829199" calcext:value-type="float">
            <text:p>4.086858292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5</text:p>
          </table:table-cell>
          <table:table-cell office:value-type="float" office:value="3.95381986323" calcext:value-type="float">
            <text:p>3.9538198632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6</text:p>
          </table:table-cell>
          <table:table-cell office:value-type="float" office:value="4.46525351004" calcext:value-type="float">
            <text:p>4.46525351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7</text:p>
          </table:table-cell>
          <table:table-cell office:value-type="float" office:value="4.54903230661" calcext:value-type="float">
            <text:p>4.5490323066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9</text:p>
          </table:table-cell>
          <table:table-cell office:value-type="float" office:value="3.80724828188" calcext:value-type="float">
            <text:p>3.8072482819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1</text:p>
          </table:table-cell>
          <table:table-cell office:value-type="float" office:value="4.14392571246" calcext:value-type="float">
            <text:p>4.1439257125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10</text:p>
          </table:table-cell>
          <table:table-cell office:value-type="float" office:value="4.20585354133" calcext:value-type="float">
            <text:p>4.2058535413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11</text:p>
          </table:table-cell>
          <table:table-cell office:value-type="float" office:value="4.66575306605" calcext:value-type="float">
            <text:p>4.6657530661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12</text:p>
          </table:table-cell>
          <table:table-cell office:value-type="float" office:value="4.22378199389" calcext:value-type="float">
            <text:p>4.2237819939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13</text:p>
          </table:table-cell>
          <table:table-cell office:value-type="float" office:value="4.3338343845" calcext:value-type="float">
            <text:p>4.3338343845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15</text:p>
          </table:table-cell>
          <table:table-cell office:value-type="float" office:value="4.26995432612" calcext:value-type="float">
            <text:p>4.2699543261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2</text:p>
          </table:table-cell>
          <table:table-cell office:value-type="float" office:value="4.57908832292" calcext:value-type="float">
            <text:p>4.5790883229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27</text:p>
          </table:table-cell>
          <table:table-cell office:value-type="float" office:value="4.39077577634" calcext:value-type="float">
            <text:p>4.3907757763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29</text:p>
          </table:table-cell>
          <table:table-cell office:value-type="float" office:value="4.75929590834" calcext:value-type="float">
            <text:p>4.7592959083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4</text:p>
          </table:table-cell>
          <table:table-cell office:value-type="float" office:value="4.34166353065" calcext:value-type="float">
            <text:p>4.3416635307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5</text:p>
          </table:table-cell>
          <table:table-cell office:value-type="float" office:value="4.58537424995" calcext:value-type="float">
            <text:p>4.58537425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7</text:p>
          </table:table-cell>
          <table:table-cell office:value-type="float" office:value="4.72472893871" calcext:value-type="float">
            <text:p>4.7247289387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8</text:p>
          </table:table-cell>
          <table:table-cell office:value-type="float" office:value="4.09033476282" calcext:value-type="float">
            <text:p>4.0903347628</text:p>
          </table:table-cell>
        </table:table-row>
        <table:table-row table:style-name="ro1">
          <table:table-cell office:value-type="string" calcext:value-type="string">
            <text:p>ILMN_166563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9</text:p>
          </table:table-cell>
          <table:table-cell office:value-type="float" office:value="4.29962358386" calcext:value-type="float">
            <text:p>4.2996235839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1</text:p>
          </table:table-cell>
          <table:table-cell office:value-type="float" office:value="3.496219575" calcext:value-type="float">
            <text:p>3.496219575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10</text:p>
          </table:table-cell>
          <table:table-cell office:value-type="float" office:value="3.68142159835" calcext:value-type="float">
            <text:p>3.6814215984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2</text:p>
          </table:table-cell>
          <table:table-cell office:value-type="float" office:value="3.28048880259" calcext:value-type="float">
            <text:p>3.2804888026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3</text:p>
          </table:table-cell>
          <table:table-cell office:value-type="float" office:value="4.2373373566" calcext:value-type="float">
            <text:p>4.2373373566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4</text:p>
          </table:table-cell>
          <table:table-cell office:value-type="float" office:value="4.05527872682" calcext:value-type="float">
            <text:p>4.0552787268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5</text:p>
          </table:table-cell>
          <table:table-cell office:value-type="float" office:value="4.12159785978" calcext:value-type="float">
            <text:p>4.1215978598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6</text:p>
          </table:table-cell>
          <table:table-cell office:value-type="float" office:value="3.88389645418" calcext:value-type="float">
            <text:p>3.8838964542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7</text:p>
          </table:table-cell>
          <table:table-cell office:value-type="float" office:value="4.0080190022" calcext:value-type="float">
            <text:p>4.0080190022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8</text:p>
          </table:table-cell>
          <table:table-cell office:value-type="float" office:value="4.73221395025" calcext:value-type="float">
            <text:p>4.7322139503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1</text:p>
          </table:table-cell>
          <table:table-cell office:value-type="float" office:value="3.95235305775" calcext:value-type="float">
            <text:p>3.9523530578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11</text:p>
          </table:table-cell>
          <table:table-cell office:value-type="float" office:value="4.30433739271" calcext:value-type="float">
            <text:p>4.3043373927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12</text:p>
          </table:table-cell>
          <table:table-cell office:value-type="float" office:value="4.19182413844" calcext:value-type="float">
            <text:p>4.1918241384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4</text:p>
          </table:table-cell>
          <table:table-cell office:value-type="float" office:value="4.42483423541" calcext:value-type="float">
            <text:p>4.4248342354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5</text:p>
          </table:table-cell>
          <table:table-cell office:value-type="float" office:value="3.66134081835" calcext:value-type="float">
            <text:p>3.6613408184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6</text:p>
          </table:table-cell>
          <table:table-cell office:value-type="float" office:value="4.12190783288" calcext:value-type="float">
            <text:p>4.1219078329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7</text:p>
          </table:table-cell>
          <table:table-cell office:value-type="float" office:value="3.80735386981" calcext:value-type="float">
            <text:p>3.8073538698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8</text:p>
          </table:table-cell>
          <table:table-cell office:value-type="float" office:value="4.23703782166" calcext:value-type="float">
            <text:p>4.2370378217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9</text:p>
          </table:table-cell>
          <table:table-cell office:value-type="float" office:value="3.45657594499" calcext:value-type="float">
            <text:p>3.456575945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10</text:p>
          </table:table-cell>
          <table:table-cell office:value-type="float" office:value="5.73571598233" calcext:value-type="float">
            <text:p>5.7357159823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11</text:p>
          </table:table-cell>
          <table:table-cell office:value-type="float" office:value="6.2550316188" calcext:value-type="float">
            <text:p>6.2550316188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12</text:p>
          </table:table-cell>
          <table:table-cell office:value-type="float" office:value="5.38613323665" calcext:value-type="float">
            <text:p>5.3861332367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13</text:p>
          </table:table-cell>
          <table:table-cell office:value-type="float" office:value="6.11988291293" calcext:value-type="float">
            <text:p>6.1198829129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14</text:p>
          </table:table-cell>
          <table:table-cell office:value-type="float" office:value="5.24484579138" calcext:value-type="float">
            <text:p>5.2448457914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15</text:p>
          </table:table-cell>
          <table:table-cell office:value-type="float" office:value="5.3577077716" calcext:value-type="float">
            <text:p>5.3577077716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16</text:p>
          </table:table-cell>
          <table:table-cell office:value-type="float" office:value="5.20359990954" calcext:value-type="float">
            <text:p>5.2035999095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17</text:p>
          </table:table-cell>
          <table:table-cell office:value-type="float" office:value="4.98814136346" calcext:value-type="float">
            <text:p>4.9881413635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2</text:p>
          </table:table-cell>
          <table:table-cell office:value-type="float" office:value="4.57456167775" calcext:value-type="float">
            <text:p>4.5745616778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22</text:p>
          </table:table-cell>
          <table:table-cell office:value-type="float" office:value="4.31605156209" calcext:value-type="float">
            <text:p>4.3160515621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24</text:p>
          </table:table-cell>
          <table:table-cell office:value-type="float" office:value="3.96989008006" calcext:value-type="float">
            <text:p>3.9698900801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27</text:p>
          </table:table-cell>
          <table:table-cell office:value-type="float" office:value="4.87032466002" calcext:value-type="float">
            <text:p>4.87032466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29</text:p>
          </table:table-cell>
          <table:table-cell office:value-type="float" office:value="5.06139318224" calcext:value-type="float">
            <text:p>5.0613931822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3</text:p>
          </table:table-cell>
          <table:table-cell office:value-type="float" office:value="4.56675780314" calcext:value-type="float">
            <text:p>4.5667578031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30</text:p>
          </table:table-cell>
          <table:table-cell office:value-type="float" office:value="4.58875741885" calcext:value-type="float">
            <text:p>4.5887574189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32</text:p>
          </table:table-cell>
          <table:table-cell office:value-type="float" office:value="4.86701675325" calcext:value-type="float">
            <text:p>4.8670167533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34</text:p>
          </table:table-cell>
          <table:table-cell office:value-type="float" office:value="4.31733779462" calcext:value-type="float">
            <text:p>4.3173377946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6</text:p>
          </table:table-cell>
          <table:table-cell office:value-type="float" office:value="4.46357612224" calcext:value-type="float">
            <text:p>4.4635761222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8</text:p>
          </table:table-cell>
          <table:table-cell office:value-type="float" office:value="4.85993934956" calcext:value-type="float">
            <text:p>4.8599393496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1</text:p>
          </table:table-cell>
          <table:table-cell office:value-type="float" office:value="5.09983391816" calcext:value-type="float">
            <text:p>5.0998339182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10</text:p>
          </table:table-cell>
          <table:table-cell office:value-type="float" office:value="5.10855967722" calcext:value-type="float">
            <text:p>5.1085596772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15</text:p>
          </table:table-cell>
          <table:table-cell office:value-type="float" office:value="4.58102064338" calcext:value-type="float">
            <text:p>4.5810206434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2</text:p>
          </table:table-cell>
          <table:table-cell office:value-type="float" office:value="4.79162535296" calcext:value-type="float">
            <text:p>4.791625353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3</text:p>
          </table:table-cell>
          <table:table-cell office:value-type="float" office:value="4.2759960207" calcext:value-type="float">
            <text:p>4.2759960207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5</text:p>
          </table:table-cell>
          <table:table-cell office:value-type="float" office:value="5.60275728301" calcext:value-type="float">
            <text:p>5.602757283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6</text:p>
          </table:table-cell>
          <table:table-cell office:value-type="float" office:value="5.30359386775" calcext:value-type="float">
            <text:p>5.3035938678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7</text:p>
          </table:table-cell>
          <table:table-cell office:value-type="float" office:value="5.54001544911" calcext:value-type="float">
            <text:p>5.5400154491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9</text:p>
          </table:table-cell>
          <table:table-cell office:value-type="float" office:value="4.30260987869" calcext:value-type="float">
            <text:p>4.3026098787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1</text:p>
          </table:table-cell>
          <table:table-cell office:value-type="float" office:value="4.83183881814" calcext:value-type="float">
            <text:p>4.8318388181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10</text:p>
          </table:table-cell>
          <table:table-cell office:value-type="float" office:value="4.84097630472" calcext:value-type="float">
            <text:p>4.8409763047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11</text:p>
          </table:table-cell>
          <table:table-cell office:value-type="float" office:value="4.57968520822" calcext:value-type="float">
            <text:p>4.5796852082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12</text:p>
          </table:table-cell>
          <table:table-cell office:value-type="float" office:value="5.47887689593" calcext:value-type="float">
            <text:p>5.4788768959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13</text:p>
          </table:table-cell>
          <table:table-cell office:value-type="float" office:value="4.65238978694" calcext:value-type="float">
            <text:p>4.6523897869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15</text:p>
          </table:table-cell>
          <table:table-cell office:value-type="float" office:value="4.57300418868" calcext:value-type="float">
            <text:p>4.5730041887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2</text:p>
          </table:table-cell>
          <table:table-cell office:value-type="float" office:value="5.2307140489" calcext:value-type="float">
            <text:p>5.2307140489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27</text:p>
          </table:table-cell>
          <table:table-cell office:value-type="float" office:value="4.87081721493" calcext:value-type="float">
            <text:p>4.8708172149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29</text:p>
          </table:table-cell>
          <table:table-cell office:value-type="float" office:value="4.91552358893" calcext:value-type="float">
            <text:p>4.9155235889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4</text:p>
          </table:table-cell>
          <table:table-cell office:value-type="float" office:value="4.76033937692" calcext:value-type="float">
            <text:p>4.7603393769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5</text:p>
          </table:table-cell>
          <table:table-cell office:value-type="float" office:value="4.58825600059" calcext:value-type="float">
            <text:p>4.5882560006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7</text:p>
          </table:table-cell>
          <table:table-cell office:value-type="float" office:value="4.72771213468" calcext:value-type="float">
            <text:p>4.7277121347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8</text:p>
          </table:table-cell>
          <table:table-cell office:value-type="float" office:value="4.64989695571" calcext:value-type="float">
            <text:p>4.6498969557</text:p>
          </table:table-cell>
        </table:table-row>
        <table:table-row table:style-name="ro1">
          <table:table-cell office:value-type="string" calcext:value-type="string">
            <text:p>ILMN_1679060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9</text:p>
          </table:table-cell>
          <table:table-cell office:value-type="float" office:value="4.77478500623" calcext:value-type="float">
            <text:p>4.7747850062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1</text:p>
          </table:table-cell>
          <table:table-cell office:value-type="float" office:value="3.06213206537" calcext:value-type="float">
            <text:p>3.0621320654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10</text:p>
          </table:table-cell>
          <table:table-cell office:value-type="float" office:value="3.54013384962" calcext:value-type="float">
            <text:p>3.5401338496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2</text:p>
          </table:table-cell>
          <table:table-cell office:value-type="float" office:value="3.55605702663" calcext:value-type="float">
            <text:p>3.5560570266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3</text:p>
          </table:table-cell>
          <table:table-cell office:value-type="float" office:value="3.13559954273" calcext:value-type="float">
            <text:p>3.1355995427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4</text:p>
          </table:table-cell>
          <table:table-cell office:value-type="float" office:value="3.31499062407" calcext:value-type="float">
            <text:p>3.3149906241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5</text:p>
          </table:table-cell>
          <table:table-cell office:value-type="float" office:value="3.67758019507" calcext:value-type="float">
            <text:p>3.6775801951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6</text:p>
          </table:table-cell>
          <table:table-cell office:value-type="float" office:value="3.42045761689" calcext:value-type="float">
            <text:p>3.4204576169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7</text:p>
          </table:table-cell>
          <table:table-cell office:value-type="float" office:value="3.45119282858" calcext:value-type="float">
            <text:p>3.4511928286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8</text:p>
          </table:table-cell>
          <table:table-cell office:value-type="float" office:value="3.43831788504" calcext:value-type="float">
            <text:p>3.438317885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1</text:p>
          </table:table-cell>
          <table:table-cell office:value-type="float" office:value="3.83288262839" calcext:value-type="float">
            <text:p>3.8328826284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11</text:p>
          </table:table-cell>
          <table:table-cell office:value-type="float" office:value="3.61769545562" calcext:value-type="float">
            <text:p>3.6176954556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12</text:p>
          </table:table-cell>
          <table:table-cell office:value-type="float" office:value="3.39834341654" calcext:value-type="float">
            <text:p>3.3983434165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4</text:p>
          </table:table-cell>
          <table:table-cell office:value-type="float" office:value="3.64406792183" calcext:value-type="float">
            <text:p>3.6440679218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5</text:p>
          </table:table-cell>
          <table:table-cell office:value-type="float" office:value="3.57745839882" calcext:value-type="float">
            <text:p>3.5774583988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6</text:p>
          </table:table-cell>
          <table:table-cell office:value-type="float" office:value="3.32888101693" calcext:value-type="float">
            <text:p>3.3288810169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7</text:p>
          </table:table-cell>
          <table:table-cell office:value-type="float" office:value="3.81245427439" calcext:value-type="float">
            <text:p>3.8124542744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8</text:p>
          </table:table-cell>
          <table:table-cell office:value-type="float" office:value="3.2278187899" calcext:value-type="float">
            <text:p>3.2278187899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9</text:p>
          </table:table-cell>
          <table:table-cell office:value-type="float" office:value="3.47424727794" calcext:value-type="float">
            <text:p>3.4742472779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10</text:p>
          </table:table-cell>
          <table:table-cell office:value-type="float" office:value="3.57820674368" calcext:value-type="float">
            <text:p>3.5782067437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11</text:p>
          </table:table-cell>
          <table:table-cell office:value-type="float" office:value="3.68829452782" calcext:value-type="float">
            <text:p>3.6882945278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12</text:p>
          </table:table-cell>
          <table:table-cell office:value-type="float" office:value="3.26660458227" calcext:value-type="float">
            <text:p>3.2666045823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13</text:p>
          </table:table-cell>
          <table:table-cell office:value-type="float" office:value="3.54801287001" calcext:value-type="float">
            <text:p>3.54801287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14</text:p>
          </table:table-cell>
          <table:table-cell office:value-type="float" office:value="3.20827837074" calcext:value-type="float">
            <text:p>3.2082783707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15</text:p>
          </table:table-cell>
          <table:table-cell office:value-type="float" office:value="3.63146462139" calcext:value-type="float">
            <text:p>3.6314646214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16</text:p>
          </table:table-cell>
          <table:table-cell office:value-type="float" office:value="3.36665438172" calcext:value-type="float">
            <text:p>3.3666543817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17</text:p>
          </table:table-cell>
          <table:table-cell office:value-type="float" office:value="3.57717767424" calcext:value-type="float">
            <text:p>3.5771776742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2</text:p>
          </table:table-cell>
          <table:table-cell office:value-type="float" office:value="3.13646160144" calcext:value-type="float">
            <text:p>3.1364616014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22</text:p>
          </table:table-cell>
          <table:table-cell office:value-type="float" office:value="2.98115852744" calcext:value-type="float">
            <text:p>2.9811585274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24</text:p>
          </table:table-cell>
          <table:table-cell office:value-type="float" office:value="3.21774985133" calcext:value-type="float">
            <text:p>3.2177498513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27</text:p>
          </table:table-cell>
          <table:table-cell office:value-type="float" office:value="3.58836203981" calcext:value-type="float">
            <text:p>3.5883620398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29</text:p>
          </table:table-cell>
          <table:table-cell office:value-type="float" office:value="3.42633151077" calcext:value-type="float">
            <text:p>3.4263315108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3</text:p>
          </table:table-cell>
          <table:table-cell office:value-type="float" office:value="3.36519510702" calcext:value-type="float">
            <text:p>3.365195107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30</text:p>
          </table:table-cell>
          <table:table-cell office:value-type="float" office:value="3.57849724006" calcext:value-type="float">
            <text:p>3.5784972401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32</text:p>
          </table:table-cell>
          <table:table-cell office:value-type="float" office:value="3.39765701377" calcext:value-type="float">
            <text:p>3.3976570138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34</text:p>
          </table:table-cell>
          <table:table-cell office:value-type="float" office:value="3.86041903948" calcext:value-type="float">
            <text:p>3.8604190395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6</text:p>
          </table:table-cell>
          <table:table-cell office:value-type="float" office:value="3.73546042568" calcext:value-type="float">
            <text:p>3.7354604257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onor 8</text:p>
          </table:table-cell>
          <table:table-cell office:value-type="float" office:value="3.93641108414" calcext:value-type="float">
            <text:p>3.9364110841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1</text:p>
          </table:table-cell>
          <table:table-cell office:value-type="float" office:value="3.27665697625" calcext:value-type="float">
            <text:p>3.2766569763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10</text:p>
          </table:table-cell>
          <table:table-cell office:value-type="float" office:value="3.25783373795" calcext:value-type="float">
            <text:p>3.257833738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15</text:p>
          </table:table-cell>
          <table:table-cell office:value-type="float" office:value="3.61137890506" calcext:value-type="float">
            <text:p>3.6113789051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2</text:p>
          </table:table-cell>
          <table:table-cell office:value-type="float" office:value="3.24163017059" calcext:value-type="float">
            <text:p>3.2416301706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3</text:p>
          </table:table-cell>
          <table:table-cell office:value-type="float" office:value="3.31103407071" calcext:value-type="float">
            <text:p>3.3110340707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5</text:p>
          </table:table-cell>
          <table:table-cell office:value-type="float" office:value="3.25943345591" calcext:value-type="float">
            <text:p>3.2594334559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6</text:p>
          </table:table-cell>
          <table:table-cell office:value-type="float" office:value="3.19144314986" calcext:value-type="float">
            <text:p>3.1914431499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7</text:p>
          </table:table-cell>
          <table:table-cell office:value-type="float" office:value="3.53317446434" calcext:value-type="float">
            <text:p>3.5331744643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donor 9</text:p>
          </table:table-cell>
          <table:table-cell office:value-type="float" office:value="3.65710928935" calcext:value-type="float">
            <text:p>3.6571092894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1</text:p>
          </table:table-cell>
          <table:table-cell office:value-type="float" office:value="3.60155605162" calcext:value-type="float">
            <text:p>3.6015560516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10</text:p>
          </table:table-cell>
          <table:table-cell office:value-type="float" office:value="4.00012511724" calcext:value-type="float">
            <text:p>4.0001251172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11</text:p>
          </table:table-cell>
          <table:table-cell office:value-type="float" office:value="3.47128029404" calcext:value-type="float">
            <text:p>3.471280294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12</text:p>
          </table:table-cell>
          <table:table-cell office:value-type="float" office:value="3.58071545506" calcext:value-type="float">
            <text:p>3.5807154551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13</text:p>
          </table:table-cell>
          <table:table-cell office:value-type="float" office:value="3.31785671914" calcext:value-type="float">
            <text:p>3.3178567191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15</text:p>
          </table:table-cell>
          <table:table-cell office:value-type="float" office:value="3.73499524801" calcext:value-type="float">
            <text:p>3.734995248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2</text:p>
          </table:table-cell>
          <table:table-cell office:value-type="float" office:value="3.33904965644" calcext:value-type="float">
            <text:p>3.3390496564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27</text:p>
          </table:table-cell>
          <table:table-cell office:value-type="float" office:value="3.2044158005" calcext:value-type="float">
            <text:p>3.2044158005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29</text:p>
          </table:table-cell>
          <table:table-cell office:value-type="float" office:value="3.58672740685" calcext:value-type="float">
            <text:p>3.5867274069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4</text:p>
          </table:table-cell>
          <table:table-cell office:value-type="float" office:value="3.38386365924" calcext:value-type="float">
            <text:p>3.3838636592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5</text:p>
          </table:table-cell>
          <table:table-cell office:value-type="float" office:value="3.41887307601" calcext:value-type="float">
            <text:p>3.418873076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7</text:p>
          </table:table-cell>
          <table:table-cell office:value-type="float" office:value="3.86784503296" calcext:value-type="float">
            <text:p>3.867845033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8</text:p>
          </table:table-cell>
          <table:table-cell office:value-type="float" office:value="3.45297465508" calcext:value-type="float">
            <text:p>3.4529746551</text:p>
          </table:table-cell>
        </table:table-row>
        <table:table-row table:style-name="ro1">
          <table:table-cell office:value-type="string" calcext:value-type="string">
            <text:p>ILMN_1705546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onor 9</text:p>
          </table:table-cell>
          <table:table-cell office:value-type="float" office:value="3.47439103326" calcext:value-type="float">
            <text:p>3.4743910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5" meta:object-count="0"/>
    <meta:generator>LibreOffice/5.0.5.2$Linux_X86_64 LibreOffice_project/00m0$Build-2</meta:generator>
  </office:meta>
</office:document-meta>
</file>